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" svg:font-family="Courier" style:font-pitch="variable"/>
    <style:font-face style:name="Courier1" svg:font-family="Courier" style:font-adornments="Regular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12.069cm" fo:min-width="7.374cm" draw:shadow="visible" draw:shadow-offset-x="0.102cm" draw:shadow-offset-y="0.10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47cm" fo:min-width="7.374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2.163cm" fo:min-width="7.37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style:font-name="Courier1" fo:font-size="18pt" style:font-size-asian="18pt" style:font-size-complex="18pt"/>
    </style:style>
    <style:style style:name="P7" style:family="paragraph">
      <loext:graphic-properties draw:fill="none" draw:fill-color="#ffffff"/>
      <style:text-properties fo:font-size="22pt" style:font-size-asian="18pt" style:font-size-complex="18pt"/>
    </style:style>
    <style:style style:name="T1" style:family="text">
      <style:text-properties style:font-name="Courier1" fo:font-size="18pt" style:font-size-asian="18pt" style:font-size-complex="18pt"/>
    </style:style>
    <style:style style:name="T2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74cm" svg:height="12.319cm" svg:x="7.985cm" svg:y="4.6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74cm" svg:height="1.397cm" svg:x="7.985cm" svg:y="4.6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874cm" svg:height="2.413cm" svg:x="7.985cm" svg:y="6.08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8.019cm" svg:y1="4.708cm" svg:x2="16.113cm" svg:y2="4.708cm">
          <text:p/>
        </draw:line>
        <draw:line draw:style-name="gr4" draw:text-style-name="P4" draw:layer="layout" svg:x1="18.018cm" svg:y1="6.08cm" svg:x2="16.112cm" svg:y2="6.08cm">
          <text:p/>
        </draw:line>
        <draw:line draw:style-name="gr4" draw:text-style-name="P4" draw:layer="layout" svg:x1="18.018cm" svg:y1="8.493cm" svg:x2="16.112cm" svg:y2="8.493cm">
          <text:p/>
        </draw:line>
        <draw:frame draw:style-name="gr5" draw:text-style-name="P5" draw:layer="layout" svg:width="8.254cm" svg:height="1.673cm" svg:x="18.146cm" svg:y="4.327cm">
          <draw:text-box>
            <text:p>bucket memory quota</text:p>
          </draw:text-box>
        </draw:frame>
        <draw:frame draw:style-name="gr6" draw:text-style-name="P6" draw:layer="layout" svg:width="5.588cm" svg:height="1.27cm" svg:x="18.145cm" svg:y="5.572cm">
          <draw:text-box>
            <text:p><text:span text:style-name="T1">mem_high_wat</text:span></text:p>
          </draw:text-box>
        </draw:frame>
        <draw:frame draw:style-name="gr6" draw:text-style-name="P6" draw:layer="layout" svg:width="5.588cm" svg:height="1.27cm" svg:x="18.145cm" svg:y="7.985cm">
          <draw:text-box>
            <text:p><text:span text:style-name="T1">mem_low_wat</text:span></text:p>
          </draw:text-box>
        </draw:frame>
        <draw:frame draw:style-name="gr6" draw:text-style-name="P7" draw:layer="layout" svg:width="7.874cm" svg:height="1.27cm" draw:transform="rotate (1.5707963267949) translate (6.588cm 14.589cm)">
          <draw:text-box>
            <text:p><text:span text:style-name="T2">Bucket Configura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" svg:font-family="Courier" style:font-pitch="variable"/>
    <style:font-face style:name="Courier1" svg:font-family="Courier" style:font-adornments="Regular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4-19T16:39:20.326712000</meta:creation-date>
    <dc:date>2018-05-18T15:27:33.618213000</dc:date>
    <meta:editing-duration>P10DT5H11M35S</meta:editing-duration>
    <meta:editing-cycles>2</meta:editing-cycles>
    <meta:generator>LibreOffice/6.3.2.2$MacOSX_X86_64 LibreOffice_project/98b30e735bda24bc04ab42594c85f7fd8be07b9c</meta:generator>
    <meta:document-statistic meta:object-count="10"/>
  </office:meta>
</office:document-meta>
</file>